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fill="solid" draw:fill-color="#94bd5e" draw:textarea-horizontal-align="center" draw:textarea-vertical-align="middle"/>
    </style:style>
    <style:style style:name="gr11" style:family="graphic" style:parent-style-name="standard">
      <style:graphic-properties draw:fill="solid" draw:fill-color="#33cc66" draw:textarea-horizontal-align="center" draw:textarea-vertical-align="middle"/>
    </style:style>
    <style:style style:name="gr12" style:family="graphic" style:parent-style-name="standard">
      <style:graphic-properties draw:fill="solid" draw:fill-color="#23ff23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ffff66" draw:textarea-horizontal-align="center" draw:textarea-vertical-align="middle"/>
    </style:style>
    <style:style style:name="gr15" style:family="graphic" style:parent-style-name="standard">
      <style:graphic-properties draw:fill="solid" draw:fill-color="#23b8dc"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9" style:family="graphic" style:parent-style-name="standard">
      <style:graphic-properties draw:stroke="none" svg:stroke-color="#000000" draw:fill="none" draw:fill-color="#ffffff" fo:min-height="1cm"/>
    </style:style>
    <style:style style:name="gr20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1" style:family="graphic" style:parent-style-name="standard">
      <style:graphic-properties draw:fill-color="#ff33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7.5cm" svg:x="21.9cm" svg:y="3.5cm">
          <text:p/>
        </draw:rect>
        <draw:frame draw:style-name="gr2" draw:layer="layout" svg:width="4cm" svg:height="1cm" svg:x="24.4cm" svg:y="2.5cm">
          <draw:text-box>
            <text:p>Home Page</text:p>
          </draw:text-box>
        </draw:frame>
        <draw:frame draw:style-name="gr3" draw:text-style-name="P2" draw:layer="layout" svg:width="4.5cm" svg:height="0.725cm" svg:x="24cm" svg:y="4.2cm">
          <draw:text-box>
            <text:p><text:span text:style-name="T1">Request A Safe Call</text:span></text:p>
          </draw:text-box>
        </draw:frame>
        <draw:frame draw:style-name="gr3" draw:text-style-name="P2" draw:layer="layout" svg:width="4.5cm" svg:height="0.725cm" svg:x="24cm" svg:y="4.801cm">
          <draw:text-box>
            <text:p text:style-name="P1"><text:span text:style-name="T1">Staff login</text:span></text:p>
          </draw:text-box>
        </draw:frame>
        <draw:rect draw:style-name="gr1" draw:text-style-name="P1" draw:layer="layout" svg:width="9.5cm" svg:height="16cm" svg:x="1.5cm" svg:y="7cm">
          <text:p/>
        </draw:rect>
        <draw:frame draw:style-name="gr2" draw:layer="layout" svg:width="7.8cm" svg:height="1cm" svg:x="2.9cm" svg:y="6cm">
          <draw:text-box>
            <text:p>Safe Call Request Form</text:p>
          </draw:text-box>
        </draw:frame>
        <draw:line draw:style-name="gr1" draw:text-style-name="P1" draw:layer="layout" svg:x1="11cm" svg:y1="4.5cm" svg:x2="24.1cm" svg:y2="4.5cm">
          <text:p/>
        </draw:line>
        <draw:line draw:style-name="gr1" draw:text-style-name="P1" draw:layer="layout" svg:x1="11.1cm" svg:y1="4.5cm" svg:x2="11.1cm" svg:y2="7cm">
          <text:p/>
        </draw:line>
        <draw:rect draw:style-name="gr4" draw:text-style-name="P1" draw:layer="layout" svg:width="2cm" svg:height="0.5cm" svg:x="24.1cm" svg:y="6.5cm">
          <text:p/>
        </draw:rect>
        <draw:rect draw:style-name="gr4" draw:text-style-name="P1" draw:layer="layout" svg:width="2cm" svg:height="0.5cm" svg:x="24.1cm" svg:y="7.4cm">
          <text:p/>
        </draw:rect>
        <draw:frame draw:style-name="gr5" draw:text-style-name="P3" draw:layer="layout" svg:width="3cm" svg:height="0.75cm" svg:x="26cm" svg:y="6.5cm">
          <draw:text-box>
            <text:p><text:span text:style-name="T2">username</text:span></text:p>
          </draw:text-box>
        </draw:frame>
        <draw:frame draw:style-name="gr6" draw:text-style-name="P3" draw:layer="layout" svg:width="2.161cm" svg:height="0.687cm" svg:x="26cm" svg:y="7.313cm">
          <draw:text-box>
            <text:p><text:span text:style-name="T2">password</text:span></text:p>
          </draw:text-box>
        </draw:frame>
        <draw:rect draw:style-name="gr1" draw:text-style-name="P1" draw:layer="layout" svg:width="9.5cm" svg:height="7.5cm" svg:x="35.6cm" svg:y="8cm">
          <text:p/>
        </draw:rect>
        <draw:frame draw:style-name="gr2" draw:layer="layout" svg:width="4cm" svg:height="1cm" svg:x="38.5cm" svg:y="7cm">
          <draw:text-box>
            <text:p>Admin Page</text:p>
          </draw:text-box>
        </draw:frame>
        <draw:line draw:style-name="gr1" draw:text-style-name="P1" draw:layer="layout" svg:x1="27.6cm" svg:y1="5cm" svg:x2="56.1cm" svg:y2="5cm">
          <text:p/>
        </draw:line>
        <draw:rect draw:style-name="gr1" draw:text-style-name="P1" draw:layer="layout" svg:width="9.5cm" svg:height="7.5cm" svg:x="48cm" svg:y="8cm">
          <text:p/>
        </draw:rect>
        <draw:frame draw:style-name="gr2" draw:layer="layout" svg:width="5.3cm" svg:height="1cm" svg:x="50.5cm" svg:y="7cm">
          <draw:text-box>
            <text:p>Volunteer Page</text:p>
          </draw:text-box>
        </draw:frame>
        <draw:line draw:style-name="gr1" draw:text-style-name="P1" draw:layer="layout" svg:x1="56.1cm" svg:y1="5cm" svg:x2="56.1cm" svg:y2="8cm">
          <text:p/>
        </draw:line>
        <draw:line draw:style-name="gr1" draw:text-style-name="P1" draw:layer="layout" svg:x1="43.6cm" svg:y1="5cm" svg:x2="43.6cm" svg:y2="8cm">
          <text:p/>
        </draw:line>
        <draw:rect draw:style-name="gr7" draw:text-style-name="P1" draw:layer="layout" svg:width="3.1cm" svg:height="1cm" svg:x="36.4cm" svg:y="8.9cm">
          <text:p text:style-name="P1">Volunteers</text:p>
        </draw:rect>
        <draw:rect draw:style-name="gr8" draw:text-style-name="P1" draw:layer="layout" svg:width="2.1cm" svg:height="1cm" svg:x="39.5cm" svg:y="8.9cm">
          <text:p text:style-name="P1">Calls</text:p>
        </draw:rect>
        <draw:rect draw:style-name="gr9" draw:text-style-name="P1" draw:layer="layout" svg:width="8cm" svg:height="4.5cm" svg:x="36.4cm" svg:y="9.9cm">
          <text:p/>
        </draw:rect>
        <draw:rect draw:style-name="gr10" draw:text-style-name="P4" draw:layer="layout" svg:width="1.8cm" svg:height="0.5cm" svg:x="36.6cm" svg:y="10.2cm">
          <text:p text:style-name="P1"><text:span text:style-name="T3">Call Status</text:span></text:p>
        </draw:rect>
        <draw:rect draw:style-name="gr10" draw:text-style-name="P4" draw:layer="layout" svg:width="3.5cm" svg:height="0.5cm" svg:x="38.4cm" svg:y="10.2cm">
          <text:p text:style-name="P1"><text:span text:style-name="T3">Volunteer Assigned to</text:span></text:p>
        </draw:rect>
        <draw:rect draw:style-name="gr10" draw:text-style-name="P4" draw:layer="layout" svg:width="2.4cm" svg:height="0.5cm" svg:x="41.9cm" svg:y="10.2cm">
          <text:p text:style-name="P1"><text:span text:style-name="T3"><text:s/></text:span><text:span text:style-name="T3">Call Datetime</text:span></text:p>
        </draw:rect>
        <draw:rect draw:style-name="gr11" draw:text-style-name="P4" draw:layer="layout" svg:width="1.8cm" svg:height="0.5cm" svg:x="36.6cm" svg:y="10.7cm">
          <text:p text:style-name="P1"><text:span text:style-name="T3">Pending</text:span></text:p>
        </draw:rect>
        <draw:rect draw:style-name="gr11" draw:text-style-name="P4" draw:layer="layout" svg:width="3.5cm" svg:height="0.5cm" svg:x="38.4cm" svg:y="10.7cm">
          <text:p text:style-name="P1"><text:span text:style-name="T3">Dave</text:span></text:p>
        </draw:rect>
        <draw:rect draw:style-name="gr11" draw:text-style-name="P4" draw:layer="layout" svg:width="2.4cm" svg:height="0.5cm" svg:x="41.9cm" svg:y="10.7cm">
          <text:p text:style-name="P1"><text:span text:style-name="T3">13/02/12 22:30</text:span></text:p>
        </draw:rect>
        <draw:rect draw:style-name="gr12" draw:text-style-name="P4" draw:layer="layout" svg:width="1.8cm" svg:height="0.5cm" svg:x="36.6cm" svg:y="11.2cm">
          <text:p text:style-name="P1"><text:span text:style-name="T3">Confirmed</text:span></text:p>
        </draw:rect>
        <draw:rect draw:style-name="gr12" draw:text-style-name="P4" draw:layer="layout" svg:width="3.5cm" svg:height="0.5cm" svg:x="38.4cm" svg:y="11.2cm">
          <text:p text:style-name="P1"><text:span text:style-name="T3">Joanne</text:span></text:p>
        </draw:rect>
        <draw:rect draw:style-name="gr12" draw:text-style-name="P4" draw:layer="layout" svg:width="2.4cm" svg:height="0.5cm" svg:x="41.9cm" svg:y="11.2cm">
          <text:p text:style-name="P1"><text:span text:style-name="T3">27/02/12 20:00</text:span></text:p>
        </draw:rect>
        <draw:rect draw:style-name="gr11" draw:text-style-name="P4" draw:layer="layout" svg:width="1.8cm" svg:height="0.5cm" svg:x="36.6cm" svg:y="11.7cm">
          <text:p text:style-name="P1"><text:span text:style-name="T3">Confirmed</text:span></text:p>
        </draw:rect>
        <draw:rect draw:style-name="gr11" draw:text-style-name="P4" draw:layer="layout" svg:width="3.5cm" svg:height="0.5cm" svg:x="38.4cm" svg:y="11.7cm">
          <text:p text:style-name="P1"><text:span text:style-name="T3">Joanne</text:span></text:p>
        </draw:rect>
        <draw:rect draw:style-name="gr11" draw:text-style-name="P4" draw:layer="layout" svg:width="2.4cm" svg:height="0.5cm" svg:x="41.9cm" svg:y="11.7cm">
          <text:p text:style-name="P1"><text:span text:style-name="T3">15/02/12 21:20</text:span></text:p>
        </draw:rect>
        <draw:rect draw:style-name="gr1" draw:text-style-name="P1" draw:layer="layout" svg:width="9.5cm" svg:height="7.5cm" svg:x="35.6cm" svg:y="15.5cm">
          <text:p/>
        </draw:rect>
        <draw:rect draw:style-name="gr8" draw:text-style-name="P1" draw:layer="layout" svg:width="3.2cm" svg:height="1cm" svg:x="36.4cm" svg:y="16.4cm">
          <text:p text:style-name="P1">Volunteers</text:p>
        </draw:rect>
        <draw:rect draw:style-name="gr7" draw:text-style-name="P1" draw:layer="layout" svg:width="2cm" svg:height="1cm" svg:x="39.6cm" svg:y="16.4cm">
          <text:p text:style-name="P1">Calls</text:p>
        </draw:rect>
        <draw:rect draw:style-name="gr9" draw:text-style-name="P1" draw:layer="layout" svg:width="8cm" svg:height="4.5cm" svg:x="36.4cm" svg:y="17.4cm">
          <text:p/>
        </draw:rect>
        <draw:rect draw:style-name="gr10" draw:text-style-name="P4" draw:layer="layout" svg:width="2.547cm" svg:height="0.5cm" svg:x="36.6cm" svg:y="17.7cm">
          <text:p text:style-name="P1"><text:span text:style-name="T3">Status</text:span></text:p>
        </draw:rect>
        <draw:rect draw:style-name="gr10" draw:text-style-name="P4" draw:layer="layout" svg:width="4.953cm" svg:height="0.5cm" svg:x="39.147cm" svg:y="17.7cm">
          <text:p text:style-name="P1"><text:span text:style-name="T3">Volunteer Name</text:span></text:p>
        </draw:rect>
        <draw:rect draw:style-name="gr11" draw:text-style-name="P4" draw:layer="layout" svg:width="2.547cm" svg:height="0.5cm" svg:x="36.6cm" svg:y="18.2cm">
          <text:p text:style-name="P1"><text:span text:style-name="T3">Active</text:span></text:p>
        </draw:rect>
        <draw:rect draw:style-name="gr11" draw:text-style-name="P4" draw:layer="layout" svg:width="4.953cm" svg:height="0.5cm" svg:x="39.147cm" svg:y="18.2cm">
          <text:p text:style-name="P1"><text:span text:style-name="T3">Dave</text:span></text:p>
        </draw:rect>
        <draw:rect draw:style-name="gr12" draw:text-style-name="P4" draw:layer="layout" svg:width="2.547cm" svg:height="0.5cm" svg:x="36.6cm" svg:y="18.7cm">
          <text:p text:style-name="P1"><text:span text:style-name="T3">Active</text:span></text:p>
        </draw:rect>
        <draw:rect draw:style-name="gr12" draw:text-style-name="P4" draw:layer="layout" svg:width="4.953cm" svg:height="0.5cm" svg:x="39.147cm" svg:y="18.7cm">
          <text:p text:style-name="P1"><text:span text:style-name="T3">Joanne</text:span></text:p>
        </draw:rect>
        <draw:rect draw:style-name="gr11" draw:text-style-name="P4" draw:layer="layout" svg:width="2.547cm" svg:height="0.5cm" svg:x="36.6cm" svg:y="19.2cm">
          <text:p text:style-name="P1"><text:span text:style-name="T3">Suspended</text:span></text:p>
        </draw:rect>
        <draw:rect draw:style-name="gr11" draw:text-style-name="P4" draw:layer="layout" svg:width="4.953cm" svg:height="0.5cm" svg:x="39.147cm" svg:y="19.2cm">
          <text:p text:style-name="P1"><text:span text:style-name="T3">Betsy</text:span></text:p>
        </draw:rect>
        <draw:rect draw:style-name="gr12" draw:text-style-name="P4" draw:layer="layout" svg:width="2.547cm" svg:height="0.5cm" svg:x="36.6cm" svg:y="19.7cm">
          <text:p text:style-name="P1"><text:span text:style-name="T3">Inactive</text:span></text:p>
        </draw:rect>
        <draw:rect draw:style-name="gr12" draw:text-style-name="P4" draw:layer="layout" svg:width="4.953cm" svg:height="0.5cm" svg:x="39.147cm" svg:y="19.7cm">
          <text:p text:style-name="P1"><text:span text:style-name="T3">Bob</text:span></text:p>
        </draw:rect>
        <draw:rect draw:style-name="gr11" draw:text-style-name="P4" draw:layer="layout" svg:width="2.547cm" svg:height="0.5cm" svg:x="36.6cm" svg:y="20.2cm">
          <text:p text:style-name="P1"><text:span text:style-name="T3">Pending</text:span></text:p>
        </draw:rect>
        <draw:rect draw:style-name="gr11" draw:text-style-name="P4" draw:layer="layout" svg:width="4.953cm" svg:height="0.5cm" svg:x="39.147cm" svg:y="20.2cm">
          <text:p text:style-name="P1"><text:span text:style-name="T3">Lisa</text:span></text:p>
        </draw:rect>
        <draw:rect draw:style-name="gr1" draw:text-style-name="P1" draw:layer="layout" svg:width="9.5cm" svg:height="7.5cm" svg:x="21.5cm" svg:y="13.5cm">
          <text:p/>
        </draw:rect>
        <draw:frame draw:style-name="gr2" draw:layer="layout" svg:width="6cm" svg:height="1cm" svg:x="23.3cm" svg:y="12.5cm">
          <draw:text-box>
            <text:p>Admin Call Page</text:p>
          </draw:text-box>
        </draw:frame>
        <draw:rect draw:style-name="gr1" draw:text-style-name="P1" draw:layer="layout" svg:width="9.5cm" svg:height="7.5cm" svg:x="21.5cm" svg:y="23.9cm">
          <text:p/>
        </draw:rect>
        <draw:frame draw:style-name="gr2" draw:layer="layout" svg:width="7.1cm" svg:height="1cm" svg:x="22.8cm" svg:y="22.9cm">
          <draw:text-box>
            <text:p>Admin Volunteer Page</text:p>
          </draw:text-box>
        </draw:frame>
        <draw:line draw:style-name="gr9" draw:text-style-name="P1" draw:layer="layout" svg:x1="36.6cm" svg:y1="11.5cm" svg:x2="30.1cm" svg:y2="11.5cm">
          <text:p/>
        </draw:line>
        <draw:line draw:style-name="gr9" draw:text-style-name="P1" draw:layer="layout" svg:x1="30.1cm" svg:y1="11.5cm" svg:x2="30.1cm" svg:y2="13.5cm">
          <text:p/>
        </draw:line>
        <draw:line draw:style-name="gr9" draw:text-style-name="P1" draw:layer="layout" svg:x1="36.6cm" svg:y1="20.5cm" svg:x2="32.6cm" svg:y2="20.5cm">
          <text:p/>
        </draw:line>
        <draw:line draw:style-name="gr9" draw:text-style-name="P1" draw:layer="layout" svg:x1="32.6cm" svg:y1="20.5cm" svg:x2="32.6cm" svg:y2="25cm">
          <text:p/>
        </draw:line>
        <draw:line draw:style-name="gr9" draw:text-style-name="P1" draw:layer="layout" svg:x1="32.6cm" svg:y1="25cm" svg:x2="31cm" svg:y2="25cm">
          <text:p/>
        </draw:line>
        <draw:rect draw:style-name="gr8" draw:text-style-name="P1" draw:layer="layout" svg:width="4cm" svg:height="1cm" svg:x="48.6cm" svg:y="8.9cm">
          <text:p text:style-name="P1">My Calls</text:p>
        </draw:rect>
        <draw:rect draw:style-name="gr9" draw:text-style-name="P1" draw:layer="layout" svg:width="8.1cm" svg:height="4.5cm" svg:x="48.6cm" svg:y="9.9cm">
          <text:p/>
        </draw:rect>
        <draw:rect draw:style-name="gr10" draw:text-style-name="P4" draw:layer="layout" svg:width="3.214cm" svg:height="0.5cm" svg:x="48.9cm" svg:y="10.2cm">
          <text:p text:style-name="P1"><text:span text:style-name="T3">Call Status</text:span></text:p>
        </draw:rect>
        <draw:rect draw:style-name="gr10" draw:text-style-name="P4" draw:layer="layout" svg:width="4.286cm" svg:height="0.5cm" svg:x="52.114cm" svg:y="10.2cm">
          <text:p text:style-name="P1"><text:span text:style-name="T3"><text:s/></text:span><text:span text:style-name="T3">Call Datetime</text:span></text:p>
        </draw:rect>
        <draw:rect draw:style-name="gr11" draw:text-style-name="P4" draw:layer="layout" svg:width="3.214cm" svg:height="0.5cm" svg:x="48.9cm" svg:y="10.7cm">
          <text:p text:style-name="P1"><text:span text:style-name="T3">Pending</text:span></text:p>
        </draw:rect>
        <draw:rect draw:style-name="gr11" draw:text-style-name="P4" draw:layer="layout" svg:width="4.286cm" svg:height="0.5cm" svg:x="52.114cm" svg:y="10.7cm">
          <text:p text:style-name="P1"><text:span text:style-name="T3">13/02/12 22:30</text:span></text:p>
        </draw:rect>
        <draw:rect draw:style-name="gr12" draw:text-style-name="P4" draw:layer="layout" svg:width="3.214cm" svg:height="0.5cm" svg:x="48.9cm" svg:y="11.2cm">
          <text:p text:style-name="P1"><text:span text:style-name="T3">Confirmed</text:span></text:p>
        </draw:rect>
        <draw:rect draw:style-name="gr12" draw:text-style-name="P4" draw:layer="layout" svg:width="4.286cm" svg:height="0.5cm" svg:x="52.114cm" svg:y="11.2cm">
          <text:p text:style-name="P1"><text:span text:style-name="T3">27/02/12 20:00</text:span></text:p>
        </draw:rect>
        <draw:rect draw:style-name="gr11" draw:text-style-name="P4" draw:layer="layout" svg:width="3.214cm" svg:height="0.5cm" svg:x="48.9cm" svg:y="11.7cm">
          <text:p text:style-name="P1"><text:span text:style-name="T3">Confirmed</text:span></text:p>
        </draw:rect>
        <draw:rect draw:style-name="gr11" draw:text-style-name="P4" draw:layer="layout" svg:width="4.286cm" svg:height="0.5cm" svg:x="52.114cm" svg:y="11.7cm">
          <text:p text:style-name="P1"><text:span text:style-name="T3">15/02/12 21:20</text:span></text:p>
        </draw:rect>
        <draw:frame draw:style-name="gr2" draw:text-style-name="P3" draw:layer="layout" svg:width="4cm" svg:height="1cm" svg:x="22.1cm" svg:y="18.3cm">
          <draw:text-box>
            <text:p><text:span text:style-name="T2">Call Status</text:span></text:p>
          </draw:text-box>
        </draw:frame>
        <draw:frame draw:style-name="gr2" draw:text-style-name="P3" draw:layer="layout" svg:width="7cm" svg:height="1cm" svg:x="22.1cm" svg:y="18.9cm">
          <draw:text-box>
            <text:p><text:span text:style-name="T2">Volunteer Assigned To</text:span></text:p>
          </draw:text-box>
        </draw:frame>
        <draw:rect draw:style-name="gr13" draw:text-style-name="P1" draw:layer="layout" svg:width="8.5cm" svg:height="2.5cm" svg:x="22.1cm" svg:y="14.5cm">
          <text:p text:style-name="P1">Client CallDetails</text:p>
        </draw:rect>
        <draw:rect draw:style-name="gr7" draw:text-style-name="P1" draw:layer="layout" svg:width="2.8cm" svg:height="1cm" svg:x="41.6cm" svg:y="8.9cm">
          <text:p text:style-name="P1">My Calls</text:p>
        </draw:rect>
        <draw:rect draw:style-name="gr7" draw:text-style-name="P1" draw:layer="layout" svg:width="2.8cm" svg:height="1cm" svg:x="41.6cm" svg:y="16.4cm">
          <text:p text:style-name="P1">My Calls</text:p>
        </draw:rect>
        <draw:rect draw:style-name="gr4" draw:text-style-name="P1" draw:layer="layout" svg:width="5.3cm" svg:height="0.8cm" svg:x="24.1cm" svg:y="17.2cm">
          <text:p/>
        </draw:rect>
        <draw:frame draw:style-name="gr2" draw:text-style-name="P3" draw:layer="layout" svg:width="4cm" svg:height="1cm" svg:x="22.1cm" svg:y="17.3cm">
          <draw:text-box>
            <text:p><text:span text:style-name="T2">Notes</text:span></text:p>
          </draw:text-box>
        </draw:frame>
        <draw:frame draw:style-name="gr2" draw:text-style-name="P3" draw:layer="layout" svg:width="7cm" svg:height="1cm" svg:x="22.1cm" svg:y="19.5cm">
          <draw:text-box>
            <text:p><text:span text:style-name="T2">Date/Time</text:span></text:p>
          </draw:text-box>
        </draw:frame>
        <draw:rect draw:style-name="gr4" draw:text-style-name="P1" draw:layer="layout" svg:width="2cm" svg:height="0.5cm" svg:x="27.4cm" svg:y="28.2cm">
          <text:p/>
        </draw:rect>
        <draw:rect draw:style-name="gr7" draw:text-style-name="P1" draw:layer="layout" svg:width="4.1cm" svg:height="1cm" svg:x="52.6cm" svg:y="8.9cm">
          <text:p text:style-name="P1">My Availability</text:p>
        </draw:rect>
        <draw:rect draw:style-name="gr14" draw:text-style-name="P5" draw:layer="layout" svg:width="1.5cm" svg:height="0.5cm" svg:x="29.1cm" svg:y="30.5cm">
          <text:p text:style-name="P1"><text:span text:style-name="T4">Save</text:span></text:p>
        </draw:rect>
        <draw:frame draw:style-name="gr2" draw:layer="layout" svg:width="5.5cm" svg:height="1cm" svg:x="22.1cm" svg:y="25cm">
          <draw:text-box>
            <text:p>Volunteer <text:s/>Name</text:p>
          </draw:text-box>
        </draw:frame>
        <draw:rect draw:style-name="gr8" draw:text-style-name="P1" draw:layer="layout" svg:width="5.5cm" svg:height="2cm" svg:x="25.1cm" svg:y="26cm">
          <text:p text:style-name="P1">Availability Matrix </text:p>
          <text:p text:style-name="P1">(editable)</text:p>
        </draw:rect>
        <draw:frame draw:style-name="gr2" draw:text-style-name="P3" draw:layer="layout" svg:width="4cm" svg:height="1cm" svg:x="22.1cm" svg:y="28.1cm">
          <draw:text-box>
            <text:p><text:span text:style-name="T2">Status</text:span></text:p>
          </draw:text-box>
        </draw:frame>
        <draw:rect draw:style-name="gr4" draw:text-style-name="P1" draw:layer="layout" svg:width="2cm" svg:height="0.5cm" svg:x="27.4cm" svg:y="18.2cm">
          <text:p/>
        </draw:rect>
        <draw:rect draw:style-name="gr4" draw:text-style-name="P1" draw:layer="layout" svg:width="2cm" svg:height="0.5cm" svg:x="27.4cm" svg:y="18.8cm">
          <text:p/>
        </draw:rect>
        <draw:rect draw:style-name="gr4" draw:text-style-name="P1" draw:layer="layout" svg:width="2cm" svg:height="0.5cm" svg:x="27.4cm" svg:y="19.5cm">
          <text:p/>
        </draw:rect>
        <draw:rect draw:style-name="gr1" draw:text-style-name="P1" draw:layer="layout" svg:width="9.5cm" svg:height="7.5cm" svg:x="35.6cm" svg:y="23cm">
          <text:p/>
        </draw:rect>
        <draw:rect draw:style-name="gr7" draw:text-style-name="P1" draw:layer="layout" svg:width="3.2cm" svg:height="1cm" svg:x="36.4cm" svg:y="23.9cm">
          <text:p text:style-name="P1">Volunteers</text:p>
        </draw:rect>
        <draw:rect draw:style-name="gr7" draw:text-style-name="P1" draw:layer="layout" svg:width="2cm" svg:height="1cm" svg:x="39.6cm" svg:y="23.9cm">
          <text:p text:style-name="P1">Calls</text:p>
        </draw:rect>
        <draw:rect draw:style-name="gr9" draw:text-style-name="P1" draw:layer="layout" svg:width="8cm" svg:height="4.5cm" svg:x="36.4cm" svg:y="24.9cm">
          <text:p/>
        </draw:rect>
        <draw:rect draw:style-name="gr8" draw:text-style-name="P1" draw:layer="layout" svg:width="2.8cm" svg:height="1cm" svg:x="41.6cm" svg:y="23.9cm">
          <text:p text:style-name="P1">My Calls</text:p>
        </draw:rect>
        <draw:rect draw:style-name="gr10" draw:text-style-name="P4" draw:layer="layout" svg:width="3.214cm" svg:height="0.5cm" svg:x="36.6cm" svg:y="25.3cm">
          <text:p text:style-name="P1"><text:span text:style-name="T3">Call Status</text:span></text:p>
        </draw:rect>
        <draw:rect draw:style-name="gr10" draw:text-style-name="P4" draw:layer="layout" svg:width="4.286cm" svg:height="0.5cm" svg:x="39.814cm" svg:y="25.3cm">
          <text:p text:style-name="P1"><text:span text:style-name="T3"><text:s/></text:span><text:span text:style-name="T3">Call Datetime</text:span></text:p>
        </draw:rect>
        <draw:rect draw:style-name="gr11" draw:text-style-name="P4" draw:layer="layout" svg:width="3.214cm" svg:height="0.5cm" svg:x="36.6cm" svg:y="25.8cm">
          <text:p text:style-name="P1"><text:span text:style-name="T3">Pending</text:span></text:p>
        </draw:rect>
        <draw:rect draw:style-name="gr11" draw:text-style-name="P4" draw:layer="layout" svg:width="4.286cm" svg:height="0.5cm" svg:x="39.814cm" svg:y="25.8cm">
          <text:p text:style-name="P1"><text:span text:style-name="T3">13/02/12 22:30</text:span></text:p>
        </draw:rect>
        <draw:rect draw:style-name="gr12" draw:text-style-name="P4" draw:layer="layout" svg:width="3.214cm" svg:height="0.5cm" svg:x="36.6cm" svg:y="26.3cm">
          <text:p text:style-name="P1"><text:span text:style-name="T3">Confirmed</text:span></text:p>
        </draw:rect>
        <draw:rect draw:style-name="gr12" draw:text-style-name="P4" draw:layer="layout" svg:width="4.286cm" svg:height="0.5cm" svg:x="39.814cm" svg:y="26.3cm">
          <text:p text:style-name="P1"><text:span text:style-name="T3">27/02/12 20:00</text:span></text:p>
        </draw:rect>
        <draw:rect draw:style-name="gr11" draw:text-style-name="P4" draw:layer="layout" svg:width="3.214cm" svg:height="0.5cm" svg:x="36.6cm" svg:y="26.8cm">
          <text:p text:style-name="P1"><text:span text:style-name="T3">Confirmed</text:span></text:p>
        </draw:rect>
        <draw:rect draw:style-name="gr11" draw:text-style-name="P4" draw:layer="layout" svg:width="4.286cm" svg:height="0.5cm" svg:x="39.814cm" svg:y="26.8cm">
          <text:p text:style-name="P1"><text:span text:style-name="T3">15/02/12 21:20</text:span></text:p>
        </draw:rect>
        <draw:rect draw:style-name="gr1" draw:text-style-name="P1" draw:layer="layout" svg:width="9.5cm" svg:height="7.5cm" svg:x="48cm" svg:y="15.5cm">
          <text:p/>
        </draw:rect>
        <draw:rect draw:style-name="gr7" draw:text-style-name="P1" draw:layer="layout" svg:width="4cm" svg:height="1cm" svg:x="48.6cm" svg:y="16.4cm">
          <text:p text:style-name="P1">My Calls</text:p>
        </draw:rect>
        <draw:rect draw:style-name="gr9" draw:text-style-name="P1" draw:layer="layout" svg:width="8.1cm" svg:height="4.5cm" svg:x="48.6cm" svg:y="17.4cm">
          <text:p/>
        </draw:rect>
        <draw:rect draw:style-name="gr8" draw:text-style-name="P1" draw:layer="layout" svg:width="4.1cm" svg:height="1cm" svg:x="52.6cm" svg:y="16.4cm">
          <text:p text:style-name="P1">My Availability</text:p>
        </draw:rect>
        <draw:rect draw:style-name="gr15" draw:text-style-name="P1" draw:layer="layout" svg:width="5.5cm" svg:height="2cm" svg:x="49.9cm" svg:y="18.5cm">
          <text:p text:style-name="P1">Availability Matrix </text:p>
          <text:p text:style-name="P1">(editable)</text:p>
        </draw:rect>
        <draw:rect draw:style-name="gr14" draw:text-style-name="P5" draw:layer="layout" svg:width="1.5cm" svg:height="0.5cm" svg:x="54.4cm" svg:y="20.8cm">
          <text:p text:style-name="P1"><text:span text:style-name="T4">Save</text:span></text:p>
        </draw:rect>
        <draw:rect draw:style-name="gr1" draw:text-style-name="P1" draw:layer="layout" svg:width="9.5cm" svg:height="7.5cm" svg:x="48cm" svg:y="24.6cm">
          <text:p/>
        </draw:rect>
        <draw:frame draw:style-name="gr2" draw:layer="layout" svg:width="5.3cm" svg:height="1cm" svg:x="50.5cm" svg:y="23.6cm">
          <draw:text-box>
            <text:p>Volunteer Call</text:p>
          </draw:text-box>
        </draw:frame>
        <draw:line draw:style-name="gr9" draw:text-style-name="P1" draw:layer="layout" svg:x1="44.1cm" svg:y1="26.5cm" svg:x2="48.1cm" svg:y2="26.5cm">
          <text:p/>
        </draw:line>
        <draw:line draw:style-name="gr9" draw:text-style-name="P1" draw:layer="layout" svg:x1="49.1cm" svg:y1="12cm" svg:x2="46.1cm" svg:y2="12cm">
          <text:p/>
        </draw:line>
        <draw:line draw:style-name="gr9" draw:text-style-name="P1" draw:layer="layout" svg:x1="46.1cm" svg:y1="12cm" svg:x2="46.1cm" svg:y2="25cm">
          <text:p/>
        </draw:line>
        <draw:line draw:style-name="gr9" draw:text-style-name="P1" draw:layer="layout" svg:x1="46.1cm" svg:y1="25cm" svg:x2="48.1cm" svg:y2="25cm">
          <text:p/>
        </draw:line>
        <draw:rect draw:style-name="gr13" draw:text-style-name="P1" draw:layer="layout" svg:width="8.5cm" svg:height="2.5cm" svg:x="48.5cm" svg:y="25.6cm">
          <text:p text:style-name="P1">Client CallDetails</text:p>
        </draw:rect>
        <draw:rect draw:style-name="gr13" draw:text-style-name="P1" draw:layer="layout" svg:width="8.5cm" svg:height="1.4cm" svg:x="48.5cm" svg:y="28.1cm">
          <text:p text:style-name="P1">Notes</text:p>
        </draw:rect>
        <draw:rect draw:style-name="gr14" draw:text-style-name="P5" draw:layer="layout" svg:width="1.5cm" svg:height="0.5cm" svg:x="54.4cm" svg:y="30.3cm">
          <text:p text:style-name="P1"><text:span text:style-name="T4">Save</text:span></text:p>
        </draw:rect>
        <draw:rect draw:style-name="gr14" draw:text-style-name="P6" draw:layer="layout" svg:width="3.6cm" svg:height="1.1cm" svg:x="48.6cm" svg:y="29.9cm">
          <text:p text:style-name="P1"><text:span text:style-name="T2">Confirm Avaliability/ </text:span></text:p>
          <text:p text:style-name="P1"><text:span text:style-name="T2">Drop Call</text:span></text:p>
        </draw:rect>
        <draw:rect draw:style-name="gr14" draw:text-style-name="P6" draw:layer="layout" svg:width="3.6cm" svg:height="1.1cm" svg:x="40.7cm" svg:y="28.2cm">
          <text:p text:style-name="P1"><text:span text:style-name="T2"><text:s/></text:span><text:span text:style-name="T2">My Availabity</text:span></text:p>
        </draw:rect>
        <draw:rect draw:style-name="gr16" draw:text-style-name="P1" draw:layer="layout" svg:width="8.1cm" svg:height="4.5cm" svg:x="38.1cm" svg:y="31.5cm">
          <text:p/>
        </draw:rect>
        <draw:rect draw:style-name="gr15" draw:text-style-name="P1" draw:layer="layout" svg:width="5.5cm" svg:height="2cm" svg:x="39.4cm" svg:y="32.6cm">
          <text:p text:style-name="P1">Availability Matrix </text:p>
          <text:p text:style-name="P1">(editable)</text:p>
        </draw:rect>
        <draw:rect draw:style-name="gr14" draw:text-style-name="P5" draw:layer="layout" svg:width="1.5cm" svg:height="0.5cm" svg:x="43.9cm" svg:y="34.9cm">
          <text:p text:style-name="P1"><text:span text:style-name="T4">Save</text:span></text:p>
        </draw:rect>
        <draw:line draw:style-name="gr9" draw:text-style-name="P1" draw:layer="layout" svg:x1="43.6cm" svg:y1="29cm" svg:x2="43.6cm" svg:y2="31.5cm">
          <text:p/>
        </draw:line>
        <draw:frame draw:style-name="gr17" draw:text-style-name="P7" draw:layer="layout" svg:width="2.432cm" svg:height="1cm" svg:x="2.01cm" svg:y="7.5cm">
          <draw:text-box>
            <text:p><text:span text:style-name="T3">Date of Call:</text:span></text:p>
          </draw:text-box>
        </draw:frame>
        <draw:frame draw:style-name="gr18" draw:text-style-name="P7" draw:layer="layout" svg:width="2.471cm" svg:height="0.64cm" svg:x="2.029cm" svg:y="8.5cm">
          <draw:text-box>
            <text:p><text:span text:style-name="T3">Time of Call:</text:span></text:p>
          </draw:text-box>
        </draw:frame>
        <draw:frame draw:style-name="gr5" draw:text-style-name="P7" draw:layer="layout" svg:width="4.5cm" svg:height="0.75cm" svg:x="2cm" svg:y="9cm">
          <draw:text-box>
            <text:p><text:span text:style-name="T3">Full Name:</text:span></text:p>
          </draw:text-box>
        </draw:frame>
        <draw:frame draw:style-name="gr6" draw:text-style-name="P7" draw:layer="layout" svg:width="2.966cm" svg:height="0.64cm" svg:x="2.034cm" svg:y="9.5cm">
          <draw:text-box>
            <text:p><text:span text:style-name="T3">Phone Number:</text:span></text:p>
          </draw:text-box>
        </draw:frame>
        <draw:frame draw:style-name="gr5" draw:text-style-name="P8" draw:layer="layout" svg:width="4cm" svg:height="0.75cm" svg:x="2cm" svg:y="10.25cm">
          <draw:text-box>
            <text:p><text:span text:style-name="T5">Where Will You Be:</text:span></text:p>
          </draw:text-box>
        </draw:frame>
        <draw:frame draw:style-name="gr5" draw:text-style-name="P7" draw:layer="layout" svg:width="4.5cm" svg:height="0.75cm" svg:x="2cm" svg:y="11.7cm">
          <draw:text-box>
            <text:p><text:span text:style-name="T3">Who Will You Be With:</text:span></text:p>
          </draw:text-box>
        </draw:frame>
        <draw:frame draw:style-name="gr5" draw:text-style-name="P7" draw:layer="layout" svg:width="6cm" svg:height="0.75cm" svg:x="2cm" svg:y="14.5cm">
          <draw:text-box>
            <text:p><text:span text:style-name="T3">Additional Notes:</text:span></text:p>
          </draw:text-box>
        </draw:frame>
        <draw:frame draw:style-name="gr19" draw:text-style-name="P7" draw:layer="layout" svg:width="4.5cm" svg:height="1.418cm" svg:x="2cm" svg:y="12.2cm">
          <draw:text-box>
            <text:p><text:span text:style-name="T3">Who, other than the police should be contacted?</text:span></text:p>
          </draw:text-box>
        </draw:frame>
        <draw:rect draw:style-name="gr4" draw:text-style-name="P1" draw:layer="layout" svg:width="2cm" svg:height="0.5cm" svg:x="7cm" svg:y="8.6cm">
          <text:p/>
        </draw:rect>
        <draw:rect draw:style-name="gr4" draw:text-style-name="P1" draw:layer="layout" svg:width="2cm" svg:height="0.5cm" svg:x="7cm" svg:y="9.2cm">
          <text:p/>
        </draw:rect>
        <draw:rect draw:style-name="gr4" draw:text-style-name="P1" draw:layer="layout" svg:width="2cm" svg:height="0.5cm" svg:x="7cm" svg:y="9.8cm">
          <text:p/>
        </draw:rect>
        <draw:rect draw:style-name="gr20" draw:text-style-name="P4" draw:layer="layout" svg:width="2cm" svg:height="0.8cm" svg:x="7cm" svg:y="7.7cm">
          <text:p text:style-name="P1"><text:span text:style-name="T3">Datepicker </text:span></text:p>
          <text:p text:style-name="P1"><text:span text:style-name="T3">Element</text:span></text:p>
        </draw:rect>
        <draw:rect draw:style-name="gr4" draw:text-style-name="P1" draw:layer="layout" svg:width="3cm" svg:height="1.1cm" svg:x="7cm" svg:y="10.4cm">
          <text:p/>
        </draw:rect>
        <draw:rect draw:style-name="gr4" draw:text-style-name="P1" draw:layer="layout" svg:width="2cm" svg:height="0.5cm" svg:x="7cm" svg:y="11.6cm">
          <text:p/>
        </draw:rect>
        <draw:rect draw:style-name="gr4" draw:text-style-name="P1" draw:layer="layout" svg:width="2cm" svg:height="0.5cm" svg:x="7cm" svg:y="12.2cm">
          <text:p/>
        </draw:rect>
        <draw:rect draw:style-name="gr4" draw:text-style-name="P1" draw:layer="layout" svg:width="7.3cm" svg:height="4.5cm" svg:x="2.2cm" svg:y="15.2cm">
          <text:p/>
        </draw:rect>
        <draw:rect draw:style-name="gr14" draw:text-style-name="P5" draw:layer="layout" svg:width="1.5cm" svg:height="0.5cm" svg:x="29.2cm" svg:y="20.3cm">
          <text:p text:style-name="P1"><text:span text:style-name="T4">Save</text:span></text:p>
        </draw:rect>
        <draw:rect draw:style-name="gr14" draw:text-style-name="P5" draw:layer="layout" svg:width="1.5cm" svg:height="0.5cm" svg:x="9cm" svg:y="22cm">
          <text:p text:style-name="P1"><text:span text:style-name="T4">Save</text:span></text:p>
        </draw:rect>
        <draw:rect draw:style-name="gr7" draw:text-style-name="P1" draw:layer="layout" svg:width="8.1cm" svg:height="4.5cm" svg:x="2.4cm" svg:y="23.5cm">
          <text:p text:style-name="P1">Thank you, you will be </text:p>
          <text:p text:style-name="P1">contacted shortly to confirm</text:p>
          <text:p text:style-name="P1">Your call. </text:p>
        </draw:rect>
        <draw:line draw:style-name="gr9" draw:text-style-name="P1" draw:layer="layout" svg:x1="10cm" svg:y1="22.5cm" svg:x2="10cm" svg:y2="23.5cm">
          <text:p/>
        </draw:line>
        <draw:frame draw:style-name="gr19" draw:text-style-name="P2" draw:layer="layout" svg:width="5cm" svg:height="1.25cm" svg:x="23.9cm" svg:y="5.4cm">
          <draw:text-box>
            <text:p><text:span text:style-name="T1">Register as Volunteer</text:span></text:p>
          </draw:text-box>
        </draw:frame>
        <draw:rect draw:style-name="gr1" draw:text-style-name="P1" draw:layer="layout" svg:width="9.5cm" svg:height="15.1cm" svg:x="11.1cm" svg:y="24.8cm">
          <text:p/>
        </draw:rect>
        <draw:frame draw:style-name="gr2" draw:layer="layout" svg:width="8.9cm" svg:height="1cm" svg:x="11.4cm" svg:y="23.9cm">
          <draw:text-box>
            <text:p>Volunteer Registration Form</text:p>
          </draw:text-box>
        </draw:frame>
        <draw:frame draw:style-name="gr17" draw:text-style-name="P7" draw:layer="layout" svg:width="2.327cm" svg:height="1cm" svg:x="11.61cm" svg:y="25.7cm">
          <draw:text-box>
            <text:p><text:span text:style-name="T3">First Name:</text:span></text:p>
          </draw:text-box>
        </draw:frame>
        <draw:frame draw:style-name="gr18" draw:text-style-name="P7" draw:layer="layout" svg:width="2.208cm" svg:height="0.64cm" svg:x="11.629cm" svg:y="26.3cm">
          <draw:text-box>
            <text:p><text:span text:style-name="T3">Last Name</text:span></text:p>
          </draw:text-box>
        </draw:frame>
        <draw:frame draw:style-name="gr5" draw:text-style-name="P7" draw:layer="layout" svg:width="4.5cm" svg:height="0.75cm" svg:x="11.6cm" svg:y="26.8cm">
          <draw:text-box>
            <text:p><text:span text:style-name="T3">Email:</text:span></text:p>
          </draw:text-box>
        </draw:frame>
        <draw:frame draw:style-name="gr6" draw:text-style-name="P7" draw:layer="layout" svg:width="2.966cm" svg:height="0.64cm" svg:x="11.634cm" svg:y="30cm">
          <draw:text-box>
            <text:p><text:span text:style-name="T3">Phone Number:</text:span></text:p>
          </draw:text-box>
        </draw:frame>
        <draw:frame draw:style-name="gr5" draw:text-style-name="P7" draw:layer="layout" svg:width="4.5cm" svg:height="0.75cm" svg:x="11.6cm" svg:y="28.5cm">
          <draw:text-box>
            <text:p><text:span text:style-name="T3">Password:</text:span></text:p>
          </draw:text-box>
        </draw:frame>
        <draw:frame draw:style-name="gr5" draw:text-style-name="P7" draw:layer="layout" svg:width="6cm" svg:height="0.75cm" svg:x="11.4cm" svg:y="33.4cm">
          <draw:text-box>
            <text:p><text:span text:style-name="T3">Additional Notes:</text:span></text:p>
          </draw:text-box>
        </draw:frame>
        <draw:frame draw:style-name="gr19" draw:text-style-name="P7" draw:layer="layout" svg:width="4.5cm" svg:height="1.25cm" svg:x="11.6cm" svg:y="29cm">
          <draw:text-box>
            <text:p><text:span text:style-name="T3">Confirm Passowrd:</text:span></text:p>
          </draw:text-box>
        </draw:frame>
        <draw:rect draw:style-name="gr4" draw:text-style-name="P4" draw:layer="layout" svg:width="2cm" svg:height="0.4cm" svg:x="16.6cm" svg:y="25.9cm">
          <text:p/>
        </draw:rect>
        <draw:rect draw:style-name="gr4" draw:text-style-name="P1" draw:layer="layout" svg:width="2cm" svg:height="0.5cm" svg:x="16.6cm" svg:y="26.4cm">
          <text:p/>
        </draw:rect>
        <draw:rect draw:style-name="gr4" draw:text-style-name="P1" draw:layer="layout" svg:width="2cm" svg:height="0.5cm" svg:x="16.6cm" svg:y="27cm">
          <text:p/>
        </draw:rect>
        <draw:rect draw:style-name="gr4" draw:text-style-name="P1" draw:layer="layout" svg:width="2cm" svg:height="0.5cm" svg:x="16.6cm" svg:y="27.6cm">
          <text:p/>
        </draw:rect>
        <draw:rect draw:style-name="gr4" draw:text-style-name="P1" draw:layer="layout" svg:width="2cm" svg:height="0.5cm" svg:x="16.6cm" svg:y="28.4cm">
          <text:p/>
        </draw:rect>
        <draw:rect draw:style-name="gr4" draw:text-style-name="P1" draw:layer="layout" svg:width="2cm" svg:height="0.5cm" svg:x="16.6cm" svg:y="29.2cm">
          <text:p/>
        </draw:rect>
        <draw:rect draw:style-name="gr4" draw:text-style-name="P1" draw:layer="layout" svg:width="7.3cm" svg:height="2.1cm" svg:x="11.8cm" svg:y="34.3cm">
          <text:p/>
        </draw:rect>
        <draw:rect draw:style-name="gr14" draw:text-style-name="P5" draw:layer="layout" svg:width="1.5cm" svg:height="0.5cm" svg:x="18.9cm" svg:y="38.9cm">
          <text:p text:style-name="P1"><text:span text:style-name="T4">Save</text:span></text:p>
        </draw:rect>
        <draw:line draw:style-name="gr1" draw:text-style-name="P1" draw:layer="layout" svg:x1="24cm" svg:y1="5.8cm" svg:x2="14cm" svg:y2="6cm">
          <text:p/>
        </draw:line>
        <draw:line draw:style-name="gr1" draw:text-style-name="P1" draw:layer="layout" svg:x1="14cm" svg:y1="23.5cm" svg:x2="14cm" svg:y2="6cm">
          <text:p/>
        </draw:line>
        <draw:frame draw:style-name="gr5" draw:text-style-name="P7" draw:layer="layout" svg:width="4.5cm" svg:height="0.75cm" svg:x="11.6cm" svg:y="27.4cm">
          <draw:text-box>
            <text:p><text:span text:style-name="T3">Confirm Email:</text:span></text:p>
          </draw:text-box>
        </draw:frame>
        <draw:rect draw:style-name="gr15" draw:text-style-name="P1" draw:layer="layout" svg:width="5.5cm" svg:height="2cm" svg:x="12.9cm" svg:y="31cm">
          <text:p text:style-name="P1">Availability Matrix </text:p>
          <text:p text:style-name="P1">(editable)</text:p>
        </draw:rect>
        <draw:rect draw:style-name="gr21" draw:text-style-name="P1" draw:layer="layout" svg:width="6cm" svg:height="2cm" svg:x="11.9cm" svg:y="37.1cm">
          <text:p text:style-name="P1">Am I human Widget</text:p>
        </draw:rect>
        <draw:rect draw:style-name="gr21" draw:text-style-name="P1" draw:layer="layout" svg:width="6cm" svg:height="2cm" svg:x="2.8cm" svg:y="20.4cm">
          <text:p text:style-name="P1">Am I human Widget</text:p>
        </draw:rect>
        <draw:rect draw:style-name="gr4" draw:text-style-name="P1" draw:layer="layout" svg:width="2cm" svg:height="0.5cm" svg:x="16.6cm" svg:y="29.9cm">
          <text:p/>
        </draw:rect>
        <draw:frame draw:style-name="gr5" draw:text-style-name="P7" draw:layer="layout" svg:width="4.5cm" svg:height="0.75cm" svg:x="2cm" svg:y="13.4cm">
          <draw:text-box>
            <text:p><text:span text:style-name="T3">Email:</text:span></text:p>
          </draw:text-box>
        </draw:frame>
        <draw:rect draw:style-name="gr4" draw:text-style-name="P1" draw:layer="layout" svg:width="2cm" svg:height="0.5cm" svg:x="7cm" svg:y="13.6cm">
          <text:p/>
        </draw:rect>
        <draw:rect draw:style-name="gr4" draw:text-style-name="P1" draw:layer="layout" svg:width="2cm" svg:height="0.5cm" svg:x="7cm" svg:y="14.2cm">
          <text:p/>
        </draw:rect>
        <draw:frame draw:style-name="gr5" draw:text-style-name="P7" draw:layer="layout" svg:width="4.5cm" svg:height="0.75cm" svg:x="2cm" svg:y="14cm">
          <draw:text-box>
            <text:p><text:span text:style-name="T3">Confirm Email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17T16:09:01.27</meta:creation-date>
    <dc:date>2012-03-31T12:03:19.10</dc:date>
    <meta:editing-duration>PT2H55M24S</meta:editing-duration>
    <meta:editing-cycles>5</meta:editing-cycles>
    <meta:generator>OpenOffice.org/3.3$Win32 OpenOffice.org_project/330m20$Build-9567</meta:generator>
    <meta:document-statistic meta:object-count="169"/>
  </office:meta>
</office:document-meta>
</file>